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/>
          <table:table-cell table:style-name="ce13" table:formula="of:=[.F64]+[.E65]" office:value-type="float" office:value="3322" calcext:value-type="float">
            <text:p>3322</text:p>
          </table:table-cell>
          <table:table-cell/>
          <table:table-cell table:formula="of:=[.H64]+[.G65]" office:value-type="float" office:value="24655" calcext:value-type="float">
            <text:p>24655</text:p>
          </table:table-cell>
          <table:table-cell/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table:number-columns-repeated="2"/>
          <table:table-cell table:style-name="ce43" table:formula="of:=[.K65]+[.L65]+[.M65]" office:value-type="currency" office:currency="USD" office:value="112.5" calcext:value-type="currency">
            <text:p>$112,50</text:p>
          </table:table-cell>
          <table:table-cell table:style-name="ce41" table:formula="of:=[.O64]+[.N65]" office:value-type="currency" office:currency="USD" office:value="5513.84" calcext:value-type="currency">
            <text:p>$5 513,84</text:p>
          </table:table-cell>
          <table:table-cell table:style-name="ce41" table:formula="of:=[.A65]*budgetjour-[.O65]" office:value-type="currency" office:currency="USD" office:value="630.159999999999" calcext:value-type="currency">
            <text:p>$63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/>
          <table:table-cell table:style-name="ce13" table:formula="of:=[.F65]+[.E66]" office:value-type="float" office:value="3322" calcext:value-type="float">
            <text:p>3322</text:p>
          </table:table-cell>
          <table:table-cell/>
          <table:table-cell table:formula="of:=[.H65]+[.G6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5513.84" calcext:value-type="currency">
            <text:p>$5 513,84</text:p>
          </table:table-cell>
          <table:table-cell table:style-name="ce41" table:formula="of:=[.A66]*budgetjour-[.O66]" office:value-type="currency" office:currency="USD" office:value="726.159999999999" calcext:value-type="currency">
            <text:p>$726,1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table:number-columns-repeated="2"/>
          <table:table-cell table:style-name="ce13" table:formula="of:=[.F66]+[.E67]" office:value-type="float" office:value="3322" calcext:value-type="float">
            <text:p>3322</text:p>
          </table:table-cell>
          <table:table-cell/>
          <table:table-cell table:formula="of:=[.H66]+[.G6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513.84" calcext:value-type="currency">
            <text:p>$5 513,84</text:p>
          </table:table-cell>
          <table:table-cell table:style-name="ce41" table:formula="of:=[.A67]*budgetjour-[.O67]" office:value-type="currency" office:currency="USD" office:value="822.159999999999" calcext:value-type="currency">
            <text:p>$822,1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2" calcext:value-type="float">
            <text:p>3322</text:p>
          </table:table-cell>
          <table:table-cell/>
          <table:table-cell table:formula="of:=[.H67]+[.G6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513.84" calcext:value-type="currency">
            <text:p>$5 513,84</text:p>
          </table:table-cell>
          <table:table-cell table:style-name="ce41" table:formula="of:=[.A68]*budgetjour-[.O68]" office:value-type="currency" office:currency="USD" office:value="918.159999999999" calcext:value-type="currency">
            <text:p>$918,1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office:value-type="string" calcext:value-type="string">
            <text:p>Four Ways</text:p>
          </table:table-cell>
          <table:table-cell/>
          <table:table-cell table:style-name="ce13" table:formula="of:=[.F68]+[.E69]" office:value-type="float" office:value="3322" calcext:value-type="float">
            <text:p>3322</text:p>
          </table:table-cell>
          <table:table-cell/>
          <table:table-cell table:formula="of:=[.H68]+[.G6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513.84" calcext:value-type="currency">
            <text:p>$5 513,84</text:p>
          </table:table-cell>
          <table:table-cell table:style-name="ce41" table:formula="of:=[.A69]*budgetjour-[.O69]" office:value-type="currency" office:currency="USD" office:value="1014.16" calcext:value-type="currency">
            <text:p>$1 014,1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Four Ways" calcext:value-type="string">
            <text:p>Four Ways</text:p>
          </table:table-cell>
          <table:table-cell table:style-name="Default"/>
          <table:table-cell/>
          <table:table-cell table:style-name="ce13" table:formula="of:=[.F69]+[.E70]" office:value-type="float" office:value="3322" calcext:value-type="float">
            <text:p>3322</text:p>
          </table:table-cell>
          <table:table-cell/>
          <table:table-cell table:formula="of:=[.H69]+[.G7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513.84" calcext:value-type="currency">
            <text:p>$5 513,84</text:p>
          </table:table-cell>
          <table:table-cell table:style-name="ce41" table:formula="of:=[.A70]*budgetjour-[.O70]" office:value-type="currency" office:currency="USD" office:value="1110.16" calcext:value-type="currency">
            <text:p>$1 110,1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office:value-type="string" calcext:value-type="string">
            <text:p>Cloncurry</text:p>
          </table:table-cell>
          <table:table-cell/>
          <table:table-cell table:style-name="ce13" table:formula="of:=[.F70]+[.E71]" office:value-type="float" office:value="3322" calcext:value-type="float">
            <text:p>3322</text:p>
          </table:table-cell>
          <table:table-cell/>
          <table:table-cell table:formula="of:=[.H70]+[.G7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513.84" calcext:value-type="currency">
            <text:p>$5 513,84</text:p>
          </table:table-cell>
          <table:table-cell table:style-name="ce41" table:formula="of:=[.A71]*budgetjour-[.O71]" office:value-type="currency" office:currency="USD" office:value="1206.16" calcext:value-type="currency">
            <text:p>$1 206,1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table:number-columns-repeated="2"/>
          <table:table-cell table:style-name="ce13" table:formula="of:=[.F71]+[.E72]" office:value-type="float" office:value="3322" calcext:value-type="float">
            <text:p>3322</text:p>
          </table:table-cell>
          <table:table-cell/>
          <table:table-cell table:formula="of:=[.H71]+[.G7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513.84" calcext:value-type="currency">
            <text:p>$5 513,84</text:p>
          </table:table-cell>
          <table:table-cell table:style-name="ce41" table:formula="of:=[.A72]*budgetjour-[.O72]" office:value-type="currency" office:currency="USD" office:value="1302.16" calcext:value-type="currency">
            <text:p>$1 302,1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2]+[.E73]" office:value-type="float" office:value="3322" calcext:value-type="float">
            <text:p>3322</text:p>
          </table:table-cell>
          <table:table-cell/>
          <table:table-cell table:formula="of:=[.H72]+[.G7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513.84" calcext:value-type="currency">
            <text:p>$5 513,84</text:p>
          </table:table-cell>
          <table:table-cell table:style-name="ce41" table:formula="of:=[.A73]*budgetjour-[.O73]" office:value-type="currency" office:currency="USD" office:value="1398.16" calcext:value-type="currency">
            <text:p>$1 398,1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table:number-columns-repeated="2"/>
          <table:table-cell table:style-name="ce13" table:formula="of:=[.F73]+[.E74]" office:value-type="float" office:value="3322" calcext:value-type="float">
            <text:p>3322</text:p>
          </table:table-cell>
          <table:table-cell/>
          <table:table-cell table:formula="of:=[.H73]+[.G7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513.84" calcext:value-type="currency">
            <text:p>$5 513,84</text:p>
          </table:table-cell>
          <table:table-cell table:style-name="ce41" table:formula="of:=[.A74]*budgetjour-[.O74]" office:value-type="currency" office:currency="USD" office:value="1494.16" calcext:value-type="currency">
            <text:p>$1 494,1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4]+[.E75]" office:value-type="float" office:value="3322" calcext:value-type="float">
            <text:p>3322</text:p>
          </table:table-cell>
          <table:table-cell/>
          <table:table-cell table:formula="of:=[.H74]+[.G7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513.84" calcext:value-type="currency">
            <text:p>$5 513,84</text:p>
          </table:table-cell>
          <table:table-cell table:style-name="ce41" table:formula="of:=[.A75]*budgetjour-[.O75]" office:value-type="currency" office:currency="USD" office:value="1590.16" calcext:value-type="currency">
            <text:p>$1 590,1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5]+[.E76]" office:value-type="float" office:value="3322" calcext:value-type="float">
            <text:p>3322</text:p>
          </table:table-cell>
          <table:table-cell/>
          <table:table-cell table:formula="of:=[.H75]+[.G7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513.84" calcext:value-type="currency">
            <text:p>$5 513,84</text:p>
          </table:table-cell>
          <table:table-cell table:style-name="ce41" table:formula="of:=[.A76]*budgetjour-[.O76]" office:value-type="currency" office:currency="USD" office:value="1686.16" calcext:value-type="currency">
            <text:p>$1 686,1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22" calcext:value-type="float">
            <text:p>3322</text:p>
          </table:table-cell>
          <table:table-cell/>
          <table:table-cell table:formula="of:=[.H76]+[.G7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513.84" calcext:value-type="currency">
            <text:p>$5 513,84</text:p>
          </table:table-cell>
          <table:table-cell table:style-name="ce41" table:formula="of:=[.A77]*budgetjour-[.O77]" office:value-type="currency" office:currency="USD" office:value="1782.16" calcext:value-type="currency">
            <text:p>$1 782,1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7]+[.E78]" office:value-type="float" office:value="3322" calcext:value-type="float">
            <text:p>3322</text:p>
          </table:table-cell>
          <table:table-cell/>
          <table:table-cell table:formula="of:=[.H77]+[.G7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513.84" calcext:value-type="currency">
            <text:p>$5 513,84</text:p>
          </table:table-cell>
          <table:table-cell table:style-name="ce41" table:formula="of:=[.A78]*budgetjour-[.O78]" office:value-type="currency" office:currency="USD" office:value="1878.16" calcext:value-type="currency">
            <text:p>$1 878,1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78]+[.E79]" office:value-type="float" office:value="3322" calcext:value-type="float">
            <text:p>3322</text:p>
          </table:table-cell>
          <table:table-cell/>
          <table:table-cell table:formula="of:=[.H78]+[.G7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513.84" calcext:value-type="currency">
            <text:p>$5 513,84</text:p>
          </table:table-cell>
          <table:table-cell table:style-name="ce41" table:formula="of:=[.A79]*budgetjour-[.O79]" office:value-type="currency" office:currency="USD" office:value="1974.16" calcext:value-type="currency">
            <text:p>$1 974,1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79]+[.E80]" office:value-type="float" office:value="3322" calcext:value-type="float">
            <text:p>3322</text:p>
          </table:table-cell>
          <table:table-cell/>
          <table:table-cell table:formula="of:=[.H79]+[.G8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513.84" calcext:value-type="currency">
            <text:p>$5 513,84</text:p>
          </table:table-cell>
          <table:table-cell table:style-name="ce41" table:formula="of:=[.A80]*budgetjour-[.O80]" office:value-type="currency" office:currency="USD" office:value="2070.16" calcext:value-type="currency">
            <text:p>$2 070,1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0]+[.E81]" office:value-type="float" office:value="3322" calcext:value-type="float">
            <text:p>3322</text:p>
          </table:table-cell>
          <table:table-cell/>
          <table:table-cell table:formula="of:=[.H80]+[.G8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513.84" calcext:value-type="currency">
            <text:p>$5 513,84</text:p>
          </table:table-cell>
          <table:table-cell table:style-name="ce41" table:formula="of:=[.A81]*budgetjour-[.O81]" office:value-type="currency" office:currency="USD" office:value="2166.16" calcext:value-type="currency">
            <text:p>$2 166,1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ennant Creek" calcext:value-type="string">
            <text:p>Tennant Creek</text:p>
          </table:table-cell>
          <table:table-cell table:number-columns-repeated="2"/>
          <table:table-cell table:style-name="ce13" table:formula="of:=[.F81]+[.E82]" office:value-type="float" office:value="3322" calcext:value-type="float">
            <text:p>3322</text:p>
          </table:table-cell>
          <table:table-cell/>
          <table:table-cell table:formula="of:=[.H81]+[.G8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513.84" calcext:value-type="currency">
            <text:p>$5 513,84</text:p>
          </table:table-cell>
          <table:table-cell table:style-name="ce41" table:formula="of:=[.A82]*budgetjour-[.O82]" office:value-type="currency" office:currency="USD" office:value="2262.16" calcext:value-type="currency">
            <text:p>$2 262,1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22" calcext:value-type="float">
            <text:p>3322</text:p>
          </table:table-cell>
          <table:table-cell/>
          <table:table-cell table:formula="of:=[.H82]+[.G8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513.84" calcext:value-type="currency">
            <text:p>$5 513,84</text:p>
          </table:table-cell>
          <table:table-cell table:style-name="ce41" table:formula="of:=[.A83]*budgetjour-[.O83]" office:value-type="currency" office:currency="USD" office:value="2358.16" calcext:value-type="currency">
            <text:p>$2 358,1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22" calcext:value-type="float">
            <text:p>3322</text:p>
          </table:table-cell>
          <table:table-cell/>
          <table:table-cell table:formula="of:=[.H83]+[.G8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513.84" calcext:value-type="currency">
            <text:p>$5 513,84</text:p>
          </table:table-cell>
          <table:table-cell table:style-name="ce41" table:formula="of:=[.A84]*budgetjour-[.O84]" office:value-type="currency" office:currency="USD" office:value="2454.16" calcext:value-type="currency">
            <text:p>$2 454,1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22" calcext:value-type="float">
            <text:p>3322</text:p>
          </table:table-cell>
          <table:table-cell/>
          <table:table-cell table:formula="of:=[.H84]+[.G8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513.84" calcext:value-type="currency">
            <text:p>$5 513,84</text:p>
          </table:table-cell>
          <table:table-cell table:style-name="ce41" table:formula="of:=[.A85]*budgetjour-[.O85]" office:value-type="currency" office:currency="USD" office:value="2550.16" calcext:value-type="currency">
            <text:p>$2 550,1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22" calcext:value-type="float">
            <text:p>3322</text:p>
          </table:table-cell>
          <table:table-cell/>
          <table:table-cell table:formula="of:=[.H85]+[.G8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513.84" calcext:value-type="currency">
            <text:p>$5 513,84</text:p>
          </table:table-cell>
          <table:table-cell table:style-name="ce41" table:formula="of:=[.A86]*budgetjour-[.O86]" office:value-type="currency" office:currency="USD" office:value="2646.16" calcext:value-type="currency">
            <text:p>$2 646,1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22" calcext:value-type="float">
            <text:p>3322</text:p>
          </table:table-cell>
          <table:table-cell/>
          <table:table-cell table:formula="of:=[.H86]+[.G8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513.84" calcext:value-type="currency">
            <text:p>$5 513,84</text:p>
          </table:table-cell>
          <table:table-cell table:style-name="ce41" table:formula="of:=[.A87]*budgetjour-[.O87]" office:value-type="currency" office:currency="USD" office:value="2742.16" calcext:value-type="currency">
            <text:p>$2 742,1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22" calcext:value-type="float">
            <text:p>3322</text:p>
          </table:table-cell>
          <table:table-cell/>
          <table:table-cell table:formula="of:=[.H87]+[.G8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513.84" calcext:value-type="currency">
            <text:p>$5 513,84</text:p>
          </table:table-cell>
          <table:table-cell table:style-name="ce41" table:formula="of:=[.A88]*budgetjour-[.O88]" office:value-type="currency" office:currency="USD" office:value="2838.16" calcext:value-type="currency">
            <text:p>$2 838,1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2" calcext:value-type="float">
            <text:p>3322</text:p>
          </table:table-cell>
          <table:table-cell/>
          <table:table-cell table:formula="of:=[.H88]+[.G8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513.84" calcext:value-type="currency">
            <text:p>$5 513,84</text:p>
          </table:table-cell>
          <table:table-cell table:style-name="ce41" table:formula="of:=[.A89]*budgetjour-[.O89]" office:value-type="currency" office:currency="USD" office:value="2934.16" calcext:value-type="currency">
            <text:p>$2 934,1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22" calcext:value-type="float">
            <text:p>3322</text:p>
          </table:table-cell>
          <table:table-cell/>
          <table:table-cell table:formula="of:=[.H89]+[.G9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513.84" calcext:value-type="currency">
            <text:p>$5 513,84</text:p>
          </table:table-cell>
          <table:table-cell table:style-name="ce41" table:formula="of:=[.A90]*budgetjour-[.O90]" office:value-type="currency" office:currency="USD" office:value="3030.16" calcext:value-type="currency">
            <text:p>$3 030,1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22" calcext:value-type="float">
            <text:p>3322</text:p>
          </table:table-cell>
          <table:table-cell/>
          <table:table-cell table:formula="of:=[.H90]+[.G9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513.84" calcext:value-type="currency">
            <text:p>$5 513,84</text:p>
          </table:table-cell>
          <table:table-cell table:style-name="ce41" table:formula="of:=[.A91]*budgetjour-[.O91]" office:value-type="currency" office:currency="USD" office:value="3126.16" calcext:value-type="currency">
            <text:p>$3 126,1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22" calcext:value-type="float">
            <text:p>3322</text:p>
          </table:table-cell>
          <table:table-cell/>
          <table:table-cell table:formula="of:=[.H91]+[.G9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513.84" calcext:value-type="currency">
            <text:p>$5 513,84</text:p>
          </table:table-cell>
          <table:table-cell table:style-name="ce41" table:formula="of:=[.A92]*budgetjour-[.O92]" office:value-type="currency" office:currency="USD" office:value="3222.16" calcext:value-type="currency">
            <text:p>$3 222,1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2]+[.E93]" office:value-type="float" office:value="3322" calcext:value-type="float">
            <text:p>3322</text:p>
          </table:table-cell>
          <table:table-cell/>
          <table:table-cell table:formula="of:=[.H92]+[.G9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513.84" calcext:value-type="currency">
            <text:p>$5 513,84</text:p>
          </table:table-cell>
          <table:table-cell table:style-name="ce41" table:formula="of:=[.A93]*budgetjour-[.O93]" office:value-type="currency" office:currency="USD" office:value="3318.16" calcext:value-type="currency">
            <text:p>$3 318,1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3]+[.E94]" office:value-type="float" office:value="3322" calcext:value-type="float">
            <text:p>3322</text:p>
          </table:table-cell>
          <table:table-cell/>
          <table:table-cell table:formula="of:=[.H93]+[.G9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513.84" calcext:value-type="currency">
            <text:p>$5 513,84</text:p>
          </table:table-cell>
          <table:table-cell table:style-name="ce41" table:formula="of:=[.A94]*budgetjour-[.O94]" office:value-type="currency" office:currency="USD" office:value="3414.16" calcext:value-type="currency">
            <text:p>$3 414,1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2" calcext:value-type="float">
            <text:p>3322</text:p>
          </table:table-cell>
          <table:table-cell/>
          <table:table-cell table:formula="of:=[.H94]+[.G9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513.84" calcext:value-type="currency">
            <text:p>$5 513,84</text:p>
          </table:table-cell>
          <table:table-cell table:style-name="ce41" table:formula="of:=[.A95]*budgetjour-[.O95]" office:value-type="currency" office:currency="USD" office:value="3510.16" calcext:value-type="currency">
            <text:p>$3 510,1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2" calcext:value-type="float">
            <text:p>3322</text:p>
          </table:table-cell>
          <table:table-cell/>
          <table:table-cell table:formula="of:=[.H95]+[.G9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513.84" calcext:value-type="currency">
            <text:p>$5 513,84</text:p>
          </table:table-cell>
          <table:table-cell table:style-name="ce41" table:formula="of:=[.A96]*budgetjour-[.O96]" office:value-type="currency" office:currency="USD" office:value="3606.16" calcext:value-type="currency">
            <text:p>$3 606,1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2" calcext:value-type="float">
            <text:p>3322</text:p>
          </table:table-cell>
          <table:table-cell/>
          <table:table-cell table:formula="of:=[.H96]+[.G9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513.84" calcext:value-type="currency">
            <text:p>$5 513,84</text:p>
          </table:table-cell>
          <table:table-cell table:style-name="ce41" table:formula="of:=[.A97]*budgetjour-[.O97]" office:value-type="currency" office:currency="USD" office:value="3702.16" calcext:value-type="currency">
            <text:p>$3 702,1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2" calcext:value-type="float">
            <text:p>3322</text:p>
          </table:table-cell>
          <table:table-cell/>
          <table:table-cell table:formula="of:=[.H97]+[.G9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513.84" calcext:value-type="currency">
            <text:p>$5 513,84</text:p>
          </table:table-cell>
          <table:table-cell table:style-name="ce41" table:formula="of:=[.A98]*budgetjour-[.O98]" office:value-type="currency" office:currency="USD" office:value="3798.16" calcext:value-type="currency">
            <text:p>$3 798,1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2" calcext:value-type="float">
            <text:p>3322</text:p>
          </table:table-cell>
          <table:table-cell/>
          <table:table-cell table:formula="of:=[.H98]+[.G9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513.84" calcext:value-type="currency">
            <text:p>$5 513,84</text:p>
          </table:table-cell>
          <table:table-cell table:style-name="ce41" table:formula="of:=[.A99]*budgetjour-[.O99]" office:value-type="currency" office:currency="USD" office:value="3894.16" calcext:value-type="currency">
            <text:p>$3 894,1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2" calcext:value-type="float">
            <text:p>3322</text:p>
          </table:table-cell>
          <table:table-cell/>
          <table:table-cell table:formula="of:=[.H99]+[.G10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513.84" calcext:value-type="currency">
            <text:p>$5 513,84</text:p>
          </table:table-cell>
          <table:table-cell table:style-name="ce41" table:formula="of:=[.A100]*budgetjour-[.O100]" office:value-type="currency" office:currency="USD" office:value="3990.16" calcext:value-type="currency">
            <text:p>$3 990,1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2" calcext:value-type="float">
            <text:p>3322</text:p>
          </table:table-cell>
          <table:table-cell/>
          <table:table-cell table:formula="of:=[.H100]+[.G10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513.84" calcext:value-type="currency">
            <text:p>$5 513,84</text:p>
          </table:table-cell>
          <table:table-cell table:style-name="ce41" table:formula="of:=[.A101]*budgetjour-[.O101]" office:value-type="currency" office:currency="USD" office:value="4086.16" calcext:value-type="currency">
            <text:p>$4 086,1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2" calcext:value-type="float">
            <text:p>3322</text:p>
          </table:table-cell>
          <table:table-cell/>
          <table:table-cell table:formula="of:=[.H101]+[.G10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513.84" calcext:value-type="currency">
            <text:p>$5 513,84</text:p>
          </table:table-cell>
          <table:table-cell table:style-name="ce41" table:formula="of:=[.A102]*budgetjour-[.O102]" office:value-type="currency" office:currency="USD" office:value="4182.16" calcext:value-type="currency">
            <text:p>$4 182,1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2" calcext:value-type="float">
            <text:p>3322</text:p>
          </table:table-cell>
          <table:table-cell/>
          <table:table-cell table:formula="of:=[.H102]+[.G10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513.84" calcext:value-type="currency">
            <text:p>$5 513,84</text:p>
          </table:table-cell>
          <table:table-cell table:style-name="ce41" table:formula="of:=[.A103]*budgetjour-[.O103]" office:value-type="currency" office:currency="USD" office:value="4278.16" calcext:value-type="currency">
            <text:p>$4 278,1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2" calcext:value-type="float">
            <text:p>3322</text:p>
          </table:table-cell>
          <table:table-cell/>
          <table:table-cell table:formula="of:=[.H103]+[.G10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513.84" calcext:value-type="currency">
            <text:p>$5 513,84</text:p>
          </table:table-cell>
          <table:table-cell table:style-name="ce41" table:formula="of:=[.A104]*budgetjour-[.O104]" office:value-type="currency" office:currency="USD" office:value="4374.16" calcext:value-type="currency">
            <text:p>$4 374,1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2" calcext:value-type="float">
            <text:p>3322</text:p>
          </table:table-cell>
          <table:table-cell/>
          <table:table-cell table:formula="of:=[.H104]+[.G10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513.84" calcext:value-type="currency">
            <text:p>$5 513,84</text:p>
          </table:table-cell>
          <table:table-cell table:style-name="ce41" table:formula="of:=[.A105]*budgetjour-[.O105]" office:value-type="currency" office:currency="USD" office:value="4470.16" calcext:value-type="currency">
            <text:p>$4 470,1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2" calcext:value-type="float">
            <text:p>3322</text:p>
          </table:table-cell>
          <table:table-cell/>
          <table:table-cell table:formula="of:=[.H105]+[.G10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513.84" calcext:value-type="currency">
            <text:p>$5 513,84</text:p>
          </table:table-cell>
          <table:table-cell table:style-name="ce41" table:formula="of:=[.A106]*budgetjour-[.O106]" office:value-type="currency" office:currency="USD" office:value="4566.16" calcext:value-type="currency">
            <text:p>$4 566,1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21:28:26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8T12:00:26.660000000</dc:date>
    <meta:editing-duration>P109DT21H40M48S</meta:editing-duration>
    <meta:editing-cycles>268</meta:editing-cycles>
    <meta:document-statistic meta:table-count="2" meta:cell-count="1375" meta:object-count="0"/>
  </office:meta>
</office:document-meta>
</file>